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096ba448167a2484531a138342d83e16"/>
  <manifest:file-entry manifest:media-type="image/svg" manifest:full-path="Pictures/b790a61c200db84be09b6ba2a42a5060"/>
  <manifest:file-entry manifest:media-type="image/svg" manifest:full-path="Pictures/b3470e9470e6b0e40b7a08690a354a3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count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>Input clock</text:p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Resets counter</text:p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Enables counter</text:p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mparator value</text:p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Loads counter value</text:p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unter value to be loaded</text:p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Output counter value</text:p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equals compare value</text:p>
          </table:table-cell>
        </table:table-row>
        <table:table-row>
          <table:table-cell table:style-name="Table85.A3" office:value-type="string">
            <text:p text:style-name="Table_20_Contents">target_grea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greater than compare value</text:p>
          </table:table-cell>
        </table:table-row>
      </table:table>
      <text:p text:style-name="P1"><draw:frame draw:style-name="fr1" text:anchor-type="as-char" draw:z-index="0" svg:width="9.999cm" svg:height="8.999cm"><draw:image xlink:href="Pictures/096ba448167a2484531a138342d83e16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b790a61c200db84be09b6ba2a42a5060"/></draw:frame></text:p>
      <text:p text:style-name="P1"><draw:frame draw:style-name="fr1" text:anchor-type="as-char" draw:z-index="2" svg:width="9.999cm" svg:height="6.001cm"><draw:image xlink:href="Pictures/b3470e9470e6b0e40b7a08690a354a3a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0.55137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0.55137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